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Courier New2"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Bold"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70e1b2"/>
    </style:style>
    <style:style style:name="P2" style:family="paragraph" style:parent-style-name="Default">
      <style:paragraph-properties fo:text-align="center" style:justify-single-word="false" style:writing-mode="lr-tb"/>
      <style:text-properties fo:color="#000000" style:font-name="Arial" fo:font-size="26pt" fo:font-style="normal" fo:font-weight="normal" style:font-size-asian="26pt" style:font-style-asian="normal" style:font-weight-asian="normal"/>
    </style:style>
    <style:style style:name="P3" style:family="paragraph" style:parent-style-name="Instruction_20_Para">
      <style:text-properties officeooo:paragraph-rsid="005ef035"/>
    </style:style>
    <style:style style:name="P4" style:family="paragraph" style:parent-style-name="Instruction_20_Para">
      <style:text-properties fo:color="#000000" style:font-name="Arial" fo:font-size="11pt" fo:font-style="normal" fo:font-weight="normal" officeooo:rsid="0023005b" style:font-size-asian="11pt" style:font-style-asian="normal" style:font-weight-asian="normal"/>
    </style:style>
    <style:style style:name="P5" style:family="paragraph" style:parent-style-name="Instruction_20_Para">
      <style:text-properties fo:color="#000000" style:font-name="Arial" fo:font-size="11pt" fo:font-style="normal" fo:font-weight="normal" officeooo:rsid="0089b0d8" officeooo:paragraph-rsid="0089b0d8" style:font-size-asian="11pt" style:font-style-asian="normal" style:font-weight-asian="normal"/>
    </style:style>
    <style:style style:name="P6" style:family="paragraph" style:parent-style-name="Instruction_20_Para">
      <style:text-properties officeooo:rsid="00804a6f" officeooo:paragraph-rsid="00804a6f"/>
    </style:style>
    <style:style style:name="P7" style:family="paragraph" style:parent-style-name="Instruction_20_Para">
      <style:text-properties officeooo:rsid="0081bf70" officeooo:paragraph-rsid="0081bf70"/>
    </style:style>
    <style:style style:name="P8" style:family="paragraph" style:parent-style-name="Instruction_20_Para">
      <style:text-properties officeooo:rsid="0087d5d1" officeooo:paragraph-rsid="0087d5d1"/>
    </style:style>
    <style:style style:name="P9" style:family="paragraph" style:parent-style-name="Instruction_20_Para">
      <style:text-properties officeooo:rsid="0087d5d1" officeooo:paragraph-rsid="008bfda5"/>
    </style:style>
    <style:style style:name="P10" style:family="paragraph" style:parent-style-name="Instruction_20_Para">
      <style:text-properties officeooo:rsid="0089b0d8" officeooo:paragraph-rsid="0089b0d8"/>
    </style:style>
    <style:style style:name="P11" style:family="paragraph" style:parent-style-name="Instruction_20_Para">
      <style:text-properties officeooo:rsid="0089b0d8" officeooo:paragraph-rsid="008e2e94"/>
    </style:style>
    <style:style style:name="P12" style:family="paragraph" style:parent-style-name="Instruction_20_Para">
      <style:text-properties officeooo:rsid="0089b0d8" officeooo:paragraph-rsid="008ff238"/>
    </style:style>
    <style:style style:name="P13" style:family="paragraph" style:parent-style-name="Instruction_20_Para">
      <style:text-properties officeooo:paragraph-rsid="008b89a4"/>
    </style:style>
    <style:style style:name="P14" style:family="paragraph" style:parent-style-name="Instruction_20_Para">
      <style:text-properties officeooo:paragraph-rsid="008de36e"/>
    </style:style>
    <style:style style:name="P15" style:family="paragraph" style:parent-style-name="Instruction_20_Para">
      <style:text-properties officeooo:rsid="008e2e94" officeooo:paragraph-rsid="008e2e94"/>
    </style:style>
    <style:style style:name="P16" style:family="paragraph" style:parent-style-name="Instruction_20_Para">
      <style:text-properties officeooo:rsid="008e2e94" officeooo:paragraph-rsid="008ff238"/>
    </style:style>
    <style:style style:name="P17" style:family="paragraph" style:parent-style-name="Instruction_20_Para">
      <style:text-properties officeooo:rsid="008ff238" officeooo:paragraph-rsid="008ff238"/>
    </style:style>
    <style:style style:name="P18" style:family="paragraph" style:parent-style-name="Instruction_20_Para">
      <style:text-properties officeooo:rsid="008b89a4"/>
    </style:style>
    <style:style style:name="P19" style:family="paragraph" style:parent-style-name="Instruction_20_Para">
      <style:text-properties officeooo:rsid="0085e506" officeooo:paragraph-rsid="008bfda5"/>
    </style:style>
    <style:style style:name="P20" style:family="paragraph" style:parent-style-name="Instruction_20_Para">
      <style:text-properties officeooo:rsid="008bfda5" officeooo:paragraph-rsid="008bfda5"/>
    </style:style>
    <style:style style:name="P21" style:family="paragraph" style:parent-style-name="Instruction_20_Para">
      <style:text-properties officeooo:rsid="008de36e" officeooo:paragraph-rsid="008ff238"/>
    </style:style>
    <style:style style:name="P22" style:family="paragraph" style:parent-style-name="Instruction_20_Para">
      <style:text-properties officeooo:rsid="00802061" officeooo:paragraph-rsid="0093061e"/>
    </style:style>
    <style:style style:name="P23" style:family="paragraph" style:parent-style-name="Instruction_20_Para">
      <style:text-properties officeooo:rsid="009394b8" officeooo:paragraph-rsid="009394b8"/>
    </style:style>
    <style:style style:name="P24" style:family="paragraph" style:parent-style-name="SubTitle1">
      <style:text-properties officeooo:rsid="00802061" officeooo:paragraph-rsid="00802061"/>
    </style:style>
    <style:style style:name="P25" style:family="paragraph" style:parent-style-name="SubTitle1">
      <style:text-properties officeooo:rsid="00804a6f" officeooo:paragraph-rsid="00804a6f"/>
    </style:style>
    <style:style style:name="P26" style:family="paragraph" style:parent-style-name="SubTitle1">
      <style:text-properties officeooo:rsid="006aa18a"/>
    </style:style>
    <style:style style:name="P27" style:family="paragraph" style:parent-style-name="SubTitle1">
      <style:text-properties officeooo:rsid="008de36e" officeooo:paragraph-rsid="008de36e"/>
    </style:style>
    <style:style style:name="P28" style:family="paragraph" style:parent-style-name="SubTitle1">
      <style:text-properties officeooo:rsid="008e2e94" officeooo:paragraph-rsid="008e2e94"/>
    </style:style>
    <style:style style:name="P29" style:family="paragraph" style:parent-style-name="SubTitle1">
      <style:text-properties officeooo:rsid="009394b8" officeooo:paragraph-rsid="009394b8"/>
    </style:style>
    <style:style style:name="P30" style:family="paragraph" style:parent-style-name="Title">
      <style:paragraph-properties fo:break-before="page"/>
    </style:style>
    <style:style style:name="P31" style:family="paragraph" style:parent-style-name="SubTitle1">
      <style:paragraph-properties fo:break-before="page"/>
    </style:style>
    <style:style style:name="P32" style:family="paragraph" style:parent-style-name="Instruction_20_Para">
      <style:paragraph-properties fo:margin-top="0.199cm" fo:margin-bottom="0cm" loext:contextual-spacing="false"/>
      <style:text-properties fo:color="#000000" style:font-name="Arial" fo:font-size="11pt" fo:font-style="normal" fo:font-weight="normal" officeooo:rsid="0089b0d8" officeooo:paragraph-rsid="0089b0d8" style:font-size-asian="11pt" style:font-style-asian="normal" style:font-weight-asian="normal"/>
    </style:style>
    <style:style style:name="P33" style:family="paragraph" style:parent-style-name="_5f_OOoComputerCode">
      <style:paragraph-properties fo:margin-left="0cm" fo:margin-right="0cm" fo:text-indent="0cm" style:auto-text-indent="false"/>
      <style:text-properties officeooo:paragraph-rsid="008b89a4"/>
    </style:style>
    <style:style style:name="P34" style:family="paragraph" style:parent-style-name="_5f_OOoComputerCode">
      <style:paragraph-properties fo:margin-left="0cm" fo:margin-right="0cm" fo:text-indent="0cm" style:auto-text-indent="false"/>
      <style:text-properties style:font-name="Courier New2" officeooo:paragraph-rsid="008b89a4"/>
    </style:style>
    <style:style style:name="P35" style:family="paragraph" style:parent-style-name="Instruction_20_Para">
      <style:text-properties officeooo:rsid="0093061e" officeooo:paragraph-rsid="0093061e"/>
    </style:style>
    <style:style style:name="T1" style:family="text">
      <style:text-properties style:font-name="Arial2" fo:font-size="6pt" officeooo:rsid="0070e1b2" style:font-size-asian="6pt" style:font-size-complex="6pt"/>
    </style:style>
    <style:style style:name="T2" style:family="text">
      <style:text-properties style:font-name="Arial2" fo:font-size="6pt" officeooo:rsid="000c6a82" style:font-size-asian="6pt" style:font-size-complex="6pt"/>
    </style:style>
    <style:style style:name="T3" style:family="text">
      <style:text-properties fo:color="#000000" style:font-name="Arial" fo:font-size="11pt" fo:font-style="normal" fo:font-weight="normal" style:font-size-asian="11pt" style:font-style-asian="normal" style:font-weight-asian="normal"/>
    </style:style>
    <style:style style:name="T4" style:family="text">
      <style:text-properties fo:color="#000000" style:font-name="Arial" fo:font-size="11pt" fo:font-style="normal" fo:font-weight="normal" officeooo:rsid="005ef035" style:font-size-asian="11pt" style:font-style-asian="normal" style:font-weight-asian="normal"/>
    </style:style>
    <style:style style:name="T5" style:family="text">
      <style:text-properties fo:color="#000000" style:font-name="Arial" fo:font-size="11pt" fo:font-style="normal" fo:font-weight="normal" officeooo:rsid="00802061" style:font-size-asian="11pt" style:font-style-asian="normal" style:font-weight-asian="normal"/>
    </style:style>
    <style:style style:name="T6" style:family="text">
      <style:text-properties fo:color="#000000" style:font-name="Arial" fo:font-size="11pt" fo:font-style="normal" fo:font-weight="normal" officeooo:rsid="008b89a4" style:font-size-asian="11pt" style:font-style-asian="normal" style:font-weight-asian="normal"/>
    </style:style>
    <style:style style:name="T7" style:family="text">
      <style:text-properties fo:color="#000000" style:font-name="Arial" fo:font-size="11pt" fo:font-style="normal" fo:font-weight="normal" officeooo:rsid="008de36e" style:font-size-asian="11pt" style:font-style-asian="normal" style:font-weight-asian="normal"/>
    </style:style>
    <style:style style:name="T8" style:family="text">
      <style:text-properties fo:color="#000000" style:font-name="Arial" fo:font-size="11pt" fo:font-style="normal" fo:font-weight="normal" officeooo:rsid="0094ca9e" style:font-size-asian="11pt" style:font-style-asian="normal" style:font-weight-asian="normal"/>
    </style:style>
    <style:style style:name="T9" style:family="text">
      <style:text-properties fo:font-size="22pt" fo:font-style="italic" style:font-size-asian="22pt" style:font-style-asian="italic" style:font-size-complex="22pt" style:font-style-complex="italic"/>
    </style:style>
    <style:style style:name="T10" style:family="text">
      <style:text-properties officeooo:rsid="006aa18a"/>
    </style:style>
    <style:style style:name="T11" style:family="text">
      <style:text-properties officeooo:rsid="00802061"/>
    </style:style>
    <style:style style:name="T12" style:family="text">
      <style:text-properties officeooo:rsid="0081bf70"/>
    </style:style>
    <style:style style:name="T13" style:family="text">
      <style:text-properties officeooo:rsid="0082fdb2"/>
    </style:style>
    <style:style style:name="T14" style:family="text">
      <style:text-properties officeooo:rsid="0084a5fb"/>
    </style:style>
    <style:style style:name="T15" style:family="text">
      <style:text-properties officeooo:rsid="0085e506"/>
    </style:style>
    <style:style style:name="T16" style:family="text">
      <style:text-properties officeooo:rsid="008b89a4"/>
    </style:style>
    <style:style style:name="T17" style:family="text">
      <style:text-properties officeooo:rsid="00804a6f"/>
    </style:style>
    <style:style style:name="T18" style:family="text">
      <style:text-properties fo:font-weight="bold" style:font-weight-asian="bold" style:font-weight-complex="bold"/>
    </style:style>
    <style:style style:name="T19" style:family="text">
      <style:text-properties fo:color="#0066b3" fo:font-weight="bold" style:font-weight-asian="bold" style:font-weight-complex="bold"/>
    </style:style>
    <style:style style:name="T20" style:family="text">
      <style:text-properties fo:color="#ed1c24" fo:font-weight="bold" style:font-weight-asian="bold" style:font-weight-complex="bold"/>
    </style:style>
    <style:style style:name="T21" style:family="text">
      <style:text-properties fo:color="#006c3b" fo:font-weight="bold" style:font-weight-asian="bold" style:font-weight-complex="bold"/>
    </style:style>
    <style:style style:name="T22" style:family="text">
      <style:text-properties officeooo:rsid="008bfda5"/>
    </style:style>
    <style:style style:name="T23" style:family="text">
      <style:text-properties fo:color="#f58220" fo:font-weight="bold" officeooo:rsid="008bfda5" style:font-weight-asian="bold" style:font-weight-complex="bold"/>
    </style:style>
    <style:style style:name="T24" style:family="text">
      <style:text-properties officeooo:rsid="008da5aa"/>
    </style:style>
    <style:style style:name="T25" style:family="text">
      <style:text-properties officeooo:rsid="008de36e"/>
    </style:style>
    <style:style style:name="T26" style:family="text">
      <style:text-properties officeooo:rsid="008e2e94"/>
    </style:style>
    <style:style style:name="T27" style:family="text">
      <style:text-properties officeooo:rsid="008ff238"/>
    </style:style>
    <style:style style:name="T28" style:family="text">
      <style:text-properties officeooo:rsid="0091e016"/>
    </style:style>
    <style:style style:name="T29" style:family="text">
      <style:text-properties officeooo:rsid="0093061e"/>
    </style:style>
    <style:style style:name="T30" style:family="text">
      <style:text-properties officeooo:rsid="009394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Longlevens Library Code Club</text:span> </text:p>
      <text:p text:style-name="Title"><text:span text:style-name="T11">Python</text:span> – <text:span text:style-name="T11">STS-PI Rover Controller</text:span></text:p>
      <text:p text:style-name="SubTitle1">Description</text:p>
      <text:p text:style-name="P3"><text:span text:style-name="T3">This </text:span><text:span text:style-name="T5">project enables you to create a controller for one of the club’s STS-P</text:span><text:span text:style-name="T7">I</text:span><text:span text:style-name="T5"> Rovers</text:span><text:span text:style-name="T4">. </text:span><text:span text:style-name="T5">A program has been written for the rover </text:span><text:span text:style-name="T6">to allow </text:span><text:span text:style-name="T5">you to interact with </text:span><text:span text:style-name="T6">it</text:span><text:span text:style-name="T5">. The following commands are available:</text:span></text:p>
      <text:p text:style-name="P4">"<text:span text:style-name="T18">Move</text:span>" <text:s/><text:span text:style-name="T11">The rover responds with</text:span>: “Left wheel speed?”, “<text:span text:style-name="T11">R</text:span>ight wheel speed?” and “<text:span text:style-name="T11">D</text:span>uration?”.</text:p>
      <text:p text:style-name="P4">"<text:span text:style-name="T18">Stop</text:span>" <text:s/>This immediately halts the motion of the rover.</text:p>
      <text:p text:style-name="P4">"<text:span text:style-name="T18">Photo</text:span>" This takes a photo at the time of issuing the command.</text:p>
      <text:p text:style-name="P4">"<text:span text:style-name="T18">Video</text:span>" This leads to <text:span text:style-name="T11">a </text:span>“<text:span text:style-name="T11">D</text:span>uration?” <text:span text:style-name="T11">response</text:span> after which video <text:span text:style-name="T16">is </text:span>taken <text:span text:style-name="T11">for that amount of time. </text:span></text:p>
      <text:p text:style-name="P4">Photos and videos are saved to the Rover folder on the rover's desktop for viewing later <text:span text:style-name="T11">with a screen connected to the rover</text:span>. <text:span text:style-name="T11">An advanced exercise will be created that enables you to view the camera from the remote computer you are using to control the rover.</text:span></text:p>
      <text:p text:style-name="P5">The rover has eight numbered buttons and four LED lights on the top. The lights are used to indicate the following:</text:p>
      <text:p text:style-name="P32"><text:tab/><text:span text:style-name="T19">Blue</text:span>: Flashing, awaiting connection to a controller, fully on, connected.</text:p>
      <text:p text:style-name="P32"><text:tab/><text:span text:style-name="T23">Orange</text:span>: On indicates an exchange of data is taking place with the controller.</text:p>
      <text:p text:style-name="P32"><text:tab/><text:span text:style-name="T20">Red</text:span>: Flashing indicates controlled movement is taking place.</text:p>
      <text:p text:style-name="P5"><text:tab/><text:span text:style-name="T21">Green</text:span>: The camera is currently in use.</text:p>
      <text:p text:style-name="P5"><text:span text:style-name="T27">Four</text:span> of the buttons are programmed to carry out the following functions:</text:p>
      <text:p text:style-name="P32"><text:tab/><text:span text:style-name="T18">1</text:span>. Disconnect from the current connected controller.</text:p>
      <text:p text:style-name="P32"><text:tab/><text:span text:style-name="T18">3</text:span>. Emergency stop.</text:p>
      <text:p text:style-name="P32"><text:tab/><text:span text:style-name="T18">7</text:span>. Reboot</text:p>
      <text:p text:style-name="P5"><text:tab/><text:span text:style-name="T18">8</text:span>. Shutdown</text:p>
      <text:p text:style-name="P5">You must press button 8 and wait for the <text:span text:style-name="T26">green </text:span>light by the red “power <text:span text:style-name="T26">on” </text:span>light facing forwards underneath to stop for several seconds before unplugging the power.</text:p>
      <text:p text:style-name="P18">While you testing your code, you may find that the rover stops responding to connection and motion commands. Try pressing button 1 and reconnect, but if no improvement, press button 7 to reboot and restart your code once the blue light starts flashing again.</text:p>
      <text:p text:style-name="SubTitle1">CAUTION</text:p>
      <text:p text:style-name="P16"><text:span text:style-name="T28">The rovers are delicate and expensive to repair or replace. </text:span>Please make sure you do not drive the rover into the path of other library users who may not be expecting robots running around where they are walking. Do not under any circumstances drive the rovers close to the edge of tables or other places where they may fall and become damaged. </text:p>
      <text:p text:style-name="P31"><text:span text:style-name="T11">Load and Save the Starter Code</text:span> </text:p>
      <text:p text:style-name="P13"><text:span text:style-name="T3">Open </text:span><text:span text:style-name="T5">a Python editor of your choice </text:span><text:span text:style-name="T3">and load </text:span><text:span text:style-name="T5">in the “</text:span><text:span text:style-name="T6">STS-P</text:span><text:span text:style-name="T7">I</text:span><text:span text:style-name="T6">/</text:span><text:span text:style-name="T5">STS-P</text:span><text:span text:style-name="T7">I</text:span><text:span text:style-name="T5">-Rover-C</text:span><text:span text:style-name="T8">ontroller</text:span><text:span text:style-name="T5">.py</text:span><text:span text:style-name="T3">” file </text:span><text:span text:style-name="T6">from the “Exercises/Python/Intermediate/STS-P</text:span><text:span text:style-name="T7">I</text:span><text:span text:style-name="T6">” folder</text:span><text:span text:style-name="T3">. Then save the project </text:span><text:span text:style-name="T4">under </text:span><text:span text:style-name="T3">a new </text:span><text:span text:style-name="T4">name </text:span><text:span text:style-name="T3">in your own “Coders” folder.</text:span></text:p>
      <text:p text:style-name="P25">Windows in Python</text:p>
      <text:p text:style-name="P6">We are going to create a controller using a graphic<text:span text:style-name="T16">al</text:span> user interface. <text:span text:style-name="T16">This will be created using </text:span>a Python package called “GUI Zero” which enables windows to be created onto which we can <text:span text:style-name="T16">easily </text:span>add buttons, slider controls and other common windows elements <text:span text:style-name="T14">know as “widgets”</text:span>. Once you have the functions required, you can design the your own look and appearance of the controller.</text:p>
      <text:p text:style-name="P6">In the starter code you will see a function definition called “setup_gui”. To create a window you need to declare an “App”.</text:p>
      <text:p text:style-name="P33"><text:tab/><text:tab/><text:span text:style-name="_5f_OOoComputerKeyWord">global</text:span> <text:span text:style-name="_5f_OOoComputerIdent">app</text:span></text:p>
      <text:p text:style-name="P33"><text:span text:style-name="T17"><text:tab/><text:tab/></text:span><text:span text:style-name="_5f_OOoComputerIdent"><text:span text:style-name="T17">app</text:span></text:span><text:span text:style-name="T17"> </text:span><text:span text:style-name="_5f_OOoComputerSpecial"><text:span text:style-name="T17">=</text:span></text:span><text:span text:style-name="T17"> </text:span><text:span text:style-name="_5f_OOoComputerIdent"><text:span text:style-name="T17">App</text:span></text:span><text:span text:style-name="_5f_OOoComputerSpecial"><text:span text:style-name="T17">(</text:span></text:span><text:span text:style-name="_5f_OOoComputerLiteral"><text:span text:style-name="T17">"STS Pi Controller"</text:span></text:span><text:span text:style-name="_5f_OOoComputerSpecial"><text:span text:style-name="T17">,</text:span></text:span><text:span text:style-name="T17"> </text:span><text:span text:style-name="_5f_OOoComputerIdent"><text:span text:style-name="T17">layout</text:span></text:span><text:span text:style-name="_5f_OOoComputerSpecial"><text:span text:style-name="T17">=</text:span></text:span><text:span text:style-name="_5f_OOoComputerLiteral"><text:span text:style-name="T17">"grid"</text:span></text:span><text:span text:style-name="_5f_OOoComputerSpecial"><text:span text:style-name="T17">)</text:span></text:span></text:p>
      <text:p text:style-name="P7"><text:span text:style-name="T13">At the bottom of the code,</text:span> make a call to the function with the command (no indentation):</text:p>
      <text:p text:style-name="_5f_OOoComputerCode"><text:tab/><text:tab/><text:span text:style-name="_5f_OOoComputerIdent">setup_gui</text:span><text:span text:style-name="_5f_OOoComputerSpecial">()</text:span></text:p>
      <text:p text:style-name="P6">Run the code and you should see a blank window appear <text:span text:style-name="T12">o</text:span>n the screen. <text:span text:style-name="T13">Press the cross in the top right hand corner to close the window. </text:span>A message will <text:span text:style-name="T13">have </text:span>appear<text:span text:style-name="T13">ed</text:span> on the console stating “Connection made = False”. <text:span text:style-name="T12">At the bottom of the starter code there is some code which starts up a receiver for the messages from the rover, but as there is no connections, there is nothing for the controller to receive. Do not worry about that at this stage. First we need to add in a button to make a connection to a rover. In the “setup_gui” definition, add the following statement:</text:span></text:p>
      <text:p text:style-name="P34"><text:s text:c="4"/><text:span text:style-name="_5f_OOoComputerIdent">rover1Button</text:span> <text:span text:style-name="_5f_OOoComputerSpecial">=</text:span> <text:span text:style-name="_5f_OOoComputerIdent">PushButton</text:span><text:span text:style-name="_5f_OOoComputerSpecial">(</text:span><text:span text:style-name="_5f_OOoComputerIdent">app</text:span><text:span text:style-name="_5f_OOoComputerSpecial">,</text:span></text:p>
      <text:p text:style-name="P34"><text:span text:style-name="T15"><text:s text:c="30"/></text:span><text:span text:style-name="_5f_OOoComputerIdent"><text:span text:style-name="T15">command</text:span></text:span><text:span text:style-name="_5f_OOoComputerSpecial"><text:span text:style-name="T15">=</text:span></text:span><text:span text:style-name="_5f_OOoComputerIdent">connect</text:span><text:span text:style-name="_5f_OOoComputerSpecial">,</text:span></text:p>
      <text:p text:style-name="P34"><text:span text:style-name="T14"><text:s text:c="30"/></text:span><text:span text:style-name="_5f_OOoComputerIdent"><text:span text:style-name="T14">args</text:span></text:span><text:span text:style-name="_5f_OOoComputerSpecial"><text:span text:style-name="T14">=[</text:span></text:span><text:span text:style-name="_5f_OOoComputerLiteral"><text:span text:style-name="T14">1</text:span></text:span><text:span text:style-name="_5f_OOoComputerSpecial"><text:span text:style-name="T14">],</text:span></text:span></text:p>
      <text:p text:style-name="P34"><text:s text:c="30"/><text:span text:style-name="_5f_OOoComputerIdent">text</text:span><text:span text:style-name="_5f_OOoComputerSpecial">=</text:span><text:span text:style-name="_5f_OOoComputerLiteral">"Connect </text:span><text:span text:style-name="_5f_OOoComputerLiteral"><text:span text:style-name="T13">to STS-Pi 1</text:span></text:span><text:span text:style-name="_5f_OOoComputerLiteral">"</text:span><text:span text:style-name="_5f_OOoComputerSpecial">,</text:span></text:p>
      <text:p text:style-name="P34"><text:s text:c="30"/><text:span text:style-name="_5f_OOoComputerIdent">grid</text:span><text:span text:style-name="_5f_OOoComputerSpecial">=[</text:span><text:span text:style-name="_5f_OOoComputerLiteral">1</text:span><text:span text:style-name="_5f_OOoComputerSpecial">,</text:span><text:span text:style-name="_5f_OOoComputerLiteral">0</text:span><text:span text:style-name="_5f_OOoComputerSpecial">])</text:span></text:p>
      <text:p text:style-name="P19">Copy the statement and replace 1 with 2 so you can also use Rover number 2. Increment the grid position to [2, 0] so that the button is placed in column 2 of the first row after the first button.</text:p>
      <text:p text:style-name="P20">Save and run your code. You should now see two buttons at the top of the window. Close the window by clicking on the “X” in the top right hand corner of the window. We next need to add in a “Disconnection” button. Add the following under the declaration of the two previous buttons:</text:p>
      <text:p text:style-name="_5f_OOoComputerCode"><text:span text:style-name="_5f_OOoComputerIdent">disconnectButton</text:span> <text:span text:style-name="_5f_OOoComputerSpecial">=</text:span> <text:span text:style-name="_5f_OOoComputerIdent">PushButton</text:span><text:span text:style-name="_5f_OOoComputerSpecial">(</text:span><text:span text:style-name="_5f_OOoComputerIdent">app</text:span><text:span text:style-name="_5f_OOoComputerSpecial">,</text:span> <text:span text:style-name="_5f_OOoComputerIdent">command</text:span><text:span text:style-name="_5f_OOoComputerSpecial">=</text:span><text:span text:style-name="_5f_OOoComputerIdent">disconnect</text:span><text:span text:style-name="_5f_OOoComputerSpecial">,</text:span> <text:span text:style-name="_5f_OOoComputerIdent">text</text:span><text:span text:style-name="_5f_OOoComputerSpecial">=</text:span><text:span text:style-name="_5f_OOoComputerLiteral">"Disconnect"</text:span><text:span text:style-name="_5f_OOoComputerSpecial">,</text:span> <text:span text:style-name="_5f_OOoComputerIdent">grid</text:span><text:span text:style-name="_5f_OOoComputerSpecial">=[</text:span><text:span text:style-name="_5f_OOoComputerLiteral">3</text:span><text:span text:style-name="_5f_OOoComputerSpecial">,</text:span> <text:span text:style-name="_5f_OOoComputerLiteral">0</text:span><text:span text:style-name="_5f_OOoComputerSpecial">])</text:span></text:p>
      <text:p text:style-name="P24">Connecting <text:span text:style-name="T28">to the Rover</text:span></text:p>
      <text:p text:style-name="P22">The controller will communicate with the rover via Bluetooth. When the rover starts up, it will automatically run the code needed to talk to your controller. A blue light on the rover will flash when it is ready to accept a <text:span text:style-name="T29">Bluetooth </text:span>connection. </text:p>
      <text:p text:style-name="P22">The connect and disconnect function <text:span text:style-name="T29">definition</text:span>s have already been declared for you <text:span text:style-name="T22">in the “start-up” code</text:span>. Run your code and click the connection button for the rover you are using. The console should report that you have connected and state it is listening for a response from the rover. Click on the “Disconnect” button and the console should show a series of lines that show the disconnection taking place. Ignore any error messages that look like “Unable to close socket”. Click the connection button again and check a second connection has been made, then disconnect again. Close the window with the “X” in the top right corner. </text:p>
      <text:p text:style-name="P35"><text:soft-page-break/>Before we continue, we want to make sure we disconnect before closing our program to let the rover know we have stopped using it so that it is ready for new connections in the future. Add the following line into the “setup_gui” function:</text:p>
      <text:p text:style-name="_5f_OOoComputerCode"><text:span text:style-name="T29"><text:tab/></text:span><text:span text:style-name="_5f_OOoComputerIdent"><text:span text:style-name="T29">app</text:span></text:span><text:span text:style-name="_5f_OOoComputerSpecial"><text:span text:style-name="T29">.</text:span></text:span><text:span text:style-name="_5f_OOoComputerIdent"><text:span text:style-name="T29">when_closed</text:span></text:span><text:span text:style-name="T29"> </text:span><text:span text:style-name="_5f_OOoComputerSpecial"><text:span text:style-name="T29">=</text:span></text:span><text:span text:style-name="T29"> </text:span><text:span text:style-name="_5f_OOoComputerIdent">closeDown</text:span></text:p>
      <text:p text:style-name="SubTitle1"><text:span text:style-name="T22">Making </text:span>the Rover <text:span text:style-name="T22">Move</text:span></text:p>
      <text:p text:style-name="P9">Now we <text:span text:style-name="T29">can </text:span>connect to the rover, we <text:span text:style-name="T22">want</text:span> to be able to <text:span text:style-name="T22">send it commands to control </text:span>it. The <text:span text:style-name="T22">STS-Pi </text:span>rovers have two powered wheels at the rea<text:span text:style-name="T22">r</text:span> and an ball bearing at the front <text:span text:style-name="T22">which simply rolls along</text:span>. Each <text:span text:style-name="T22">of the </text:span>rear wheel<text:span text:style-name="T22">s</text:span> has an independently controlled motor so that the rover can move <text:span text:style-name="T29">not only </text:span>forward <text:span text:style-name="T29">or</text:span> backwards, <text:span text:style-name="T29">but </text:span>turn <text:span text:style-name="T24">or spin </text:span>left or right by giving each wheel different speeds. <text:span text:style-name="T29">If the right wheel moves forwards but the left wheel stays still, the rover will turn to the left pivoting on the left wheel. If the left wheel is moved backwards at the same speed as the right hand wheel turns forwards them the rover will around anti-clockwise.</text:span></text:p>
      <text:p text:style-name="P8">In the “setup_gui” function <text:span text:style-name="T22">definition</text:span>, add “Slider” widgets to set the speed of each wheel. Here’s the code for the left wheel:</text:p>
      <text:p text:style-name="_5f_OOoComputerCode"><text:tab/><text:span text:style-name="_5f_OOoComputerIdent">leftSliderText</text:span> <text:span text:style-name="_5f_OOoComputerSpecial">=</text:span> <text:span text:style-name="_5f_OOoComputerIdent">Text</text:span><text:span text:style-name="_5f_OOoComputerSpecial">(</text:span><text:span text:style-name="_5f_OOoComputerIdent">app</text:span><text:span text:style-name="_5f_OOoComputerSpecial">,</text:span> <text:span text:style-name="_5f_OOoComputerLiteral">"Left Wheel Speed %"</text:span><text:span text:style-name="_5f_OOoComputerSpecial">,</text:span> <text:span text:style-name="_5f_OOoComputerIdent">grid</text:span><text:span text:style-name="_5f_OOoComputerSpecial">=[</text:span><text:span text:style-name="_5f_OOoComputerLiteral">1</text:span><text:span text:style-name="_5f_OOoComputerSpecial">,</text:span> <text:span text:style-name="_5f_OOoComputerLiteral">2</text:span><text:span text:style-name="_5f_OOoComputerSpecial">])</text:span></text:p>
      <text:p text:style-name="_5f_OOoComputerCode"><text:tab/><text:span text:style-name="_5f_OOoComputerIdent">leftSlider</text:span> <text:span text:style-name="_5f_OOoComputerSpecial">=</text:span> <text:span text:style-name="_5f_OOoComputerIdent">Slider</text:span><text:span text:style-name="_5f_OOoComputerSpecial">(</text:span><text:span text:style-name="_5f_OOoComputerIdent">app</text:span><text:span text:style-name="_5f_OOoComputerSpecial">,</text:span> <text:span text:style-name="_5f_OOoComputerIdent">command</text:span><text:span text:style-name="_5f_OOoComputerSpecial">=</text:span><text:span text:style-name="_5f_OOoComputerIdent">changeLeftSpeed</text:span><text:span text:style-name="_5f_OOoComputerSpecial">,</text:span> <text:span text:style-name="_5f_OOoComputerIdent">start</text:span><text:span text:style-name="_5f_OOoComputerSpecial">=-</text:span><text:span text:style-name="_5f_OOoComputerLiteral">100</text:span><text:span text:style-name="_5f_OOoComputerSpecial">,</text:span> <text:span text:style-name="_5f_OOoComputerIdent">end</text:span><text:span text:style-name="_5f_OOoComputerSpecial">=</text:span> <text:span text:style-name="_5f_OOoComputerLiteral">100</text:span><text:span text:style-name="_5f_OOoComputerSpecial">,</text:span> <text:span text:style-name="_5f_OOoComputerIdent">grid</text:span><text:span text:style-name="_5f_OOoComputerSpecial">=[</text:span><text:span text:style-name="_5f_OOoComputerLiteral">2</text:span><text:span text:style-name="_5f_OOoComputerSpecial">,</text:span> <text:span text:style-name="_5f_OOoComputerLiteral">2</text:span><text:span text:style-name="_5f_OOoComputerSpecial">])</text:span></text:p>
      <text:p text:style-name="P8">Repeat the above for the right hand wheel. Note the “grid” values set the position of each widget in the window. You will need to increment the row or column number so that the right hand wheel does not overlay on top of the left wheel widgets. (The first value is the column and the second is the row.)</text:p>
      <text:p text:style-name="P10">We need to retrieve the value of the sliders whenever <text:span text:style-name="T24">the rover asks for their value</text:span>. The <text:span text:style-name="T24">function named by the </text:span>“command” <text:span text:style-name="T24">parameter </text:span>is called every time the value is changed using the mouse. <text:span text:style-name="T24">The “start-up” code already has </text:span>function <text:span text:style-name="T24">definitions declared for “changeLeftSpeed” and “changeRightSpeed”</text:span>. Scroll down in the code until you see “def changeLeftSpeed(slider_value)” <text:span text:style-name="T24">and</text:span> <text:span text:style-name="T24">i</text:span>nsert the following under the <text:span text:style-name="T24">description </text:span>for the function.</text:p>
      <text:p text:style-name="_5f_OOoComputerCode"><text:tab/><text:span text:style-name="_5f_OOoComputerKeyWord">global</text:span> <text:span text:style-name="_5f_OOoComputerIdent">speedLeft</text:span></text:p>
      <text:p text:style-name="_5f_OOoComputerCode"><text:tab/><text:span text:style-name="_5f_OOoComputerIdent">speedLeft</text:span> <text:span text:style-name="_5f_OOoComputerSpecial">=</text:span> <text:span text:style-name="_5f_OOoComputerIdent">int</text:span><text:span text:style-name="_5f_OOoComputerSpecial">(</text:span><text:span text:style-name="_5f_OOoComputerIdent">slider_value</text:span><text:span text:style-name="_5f_OOoComputerSpecial">)</text:span></text:p>
      <text:p text:style-name="_5f_OOoComputerCode"><text:tab/><text:span text:style-name="_5f_OOoComputerKeyWord">print</text:span><text:span text:style-name="_5f_OOoComputerSpecial">(</text:span><text:span text:style-name="_5f_OOoComputerLiteral">"New left wheel speed="</text:span><text:span text:style-name="_5f_OOoComputerSpecial">,</text:span> <text:span text:style-name="_5f_OOoComputerIdent">speedLeft</text:span><text:span text:style-name="_5f_OOoComputerSpecial">)</text:span></text:p>
      <text:p text:style-name="P10">Repeat this code for the changeRightSpeed function but modify it for the right wheel <text:span text:style-name="T24">speed.</text:span></text:p>
      <text:p text:style-name="P10">Run you code and adjust the sliders. You should be able to change the speed of each wheel from “‑100” to “100”. Each is a percentage of maximum speed the rover can apply to each wheel.</text:p>
      <text:p text:style-name="P10">Even if you press connect and establish a connection with a rover, simply adjusting the sliders will have no affect. We need to be able to tell the rover we want it to move and for how long. To adjust the duration, add another “Slider” widget.</text:p>
      <text:p text:style-name="_5f_OOoComputerCode"><text:tab/><text:span text:style-name="_5f_OOoComputerIdent">durationText</text:span> <text:span text:style-name="_5f_OOoComputerSpecial">=</text:span> <text:span text:style-name="_5f_OOoComputerIdent">Text</text:span><text:span text:style-name="_5f_OOoComputerSpecial">(</text:span><text:span text:style-name="_5f_OOoComputerIdent">app</text:span><text:span text:style-name="_5f_OOoComputerSpecial">,</text:span> <text:span text:style-name="_5f_OOoComputerLiteral">"Duration </text:span><text:span text:style-name="_5f_OOoComputerLiteral"><text:span text:style-name="T24">(</text:span></text:span><text:span text:style-name="_5f_OOoComputerLiteral">secs</text:span><text:span text:style-name="_5f_OOoComputerLiteral"><text:span text:style-name="T24">)</text:span></text:span><text:span text:style-name="_5f_OOoComputerLiteral">"</text:span><text:span text:style-name="_5f_OOoComputerSpecial">,</text:span> <text:span text:style-name="_5f_OOoComputerIdent">grid</text:span><text:span text:style-name="_5f_OOoComputerSpecial">=[</text:span><text:span text:style-name="_5f_OOoComputerLiteral">1</text:span><text:span text:style-name="_5f_OOoComputerSpecial">,</text:span> <text:span text:style-name="_5f_OOoComputerLiteral">4</text:span><text:span text:style-name="_5f_OOoComputerSpecial">])</text:span></text:p>
      <text:p text:style-name="_5f_OOoComputerCode"><text:tab/><text:span text:style-name="_5f_OOoComputerIdent">durationSlider</text:span> <text:span text:style-name="_5f_OOoComputerSpecial">=</text:span> <text:span text:style-name="_5f_OOoComputerIdent">Slider</text:span><text:span text:style-name="_5f_OOoComputerSpecial">(</text:span><text:span text:style-name="_5f_OOoComputerIdent">app</text:span><text:span text:style-name="_5f_OOoComputerSpecial">,</text:span> <text:span text:style-name="_5f_OOoComputerIdent">command</text:span><text:span text:style-name="_5f_OOoComputerSpecial">=</text:span><text:span text:style-name="_5f_OOoComputerIdent">changeDuration</text:span><text:span text:style-name="_5f_OOoComputerSpecial">,</text:span> <text:span text:style-name="_5f_OOoComputerIdent">start</text:span><text:span text:style-name="_5f_OOoComputerSpecial">=</text:span><text:span text:style-name="_5f_OOoComputerLiteral">1</text:span><text:span text:style-name="_5f_OOoComputerSpecial">,</text:span> <text:span text:style-name="_5f_OOoComputerIdent">end</text:span><text:span text:style-name="_5f_OOoComputerSpecial">=</text:span> <text:span text:style-name="_5f_OOoComputerLiteral">5</text:span><text:span text:style-name="_5f_OOoComputerSpecial">,</text:span> <text:span text:style-name="_5f_OOoComputerIdent">grid</text:span><text:span text:style-name="_5f_OOoComputerSpecial">=[</text:span><text:span text:style-name="_5f_OOoComputerLiteral">2</text:span><text:span text:style-name="_5f_OOoComputerSpecial">,</text:span> <text:span text:style-name="_5f_OOoComputerLiteral">4</text:span><text:span text:style-name="_5f_OOoComputerSpecial">])</text:span></text:p>
      <text:p text:style-name="P10">Create a new function so that a variable called “duration” is changed each time the slider is adjusted.</text:p>
      <text:p text:style-name="P10">Create the following two buttons to start and stop the rover:</text:p>
      <text:p text:style-name="_5f_OOoComputerCode"><text:tab/><text:span text:style-name="_5f_OOoComputerIdent">moveButton</text:span> <text:span text:style-name="_5f_OOoComputerSpecial">=</text:span> <text:span text:style-name="_5f_OOoComputerIdent">PushButton</text:span><text:span text:style-name="_5f_OOoComputerSpecial">(</text:span><text:span text:style-name="_5f_OOoComputerIdent">app</text:span><text:span text:style-name="_5f_OOoComputerSpecial">,</text:span> <text:span text:style-name="_5f_OOoComputerIdent">move</text:span><text:span text:style-name="_5f_OOoComputerSpecial">,</text:span> <text:span text:style-name="_5f_OOoComputerIdent">text</text:span><text:span text:style-name="_5f_OOoComputerSpecial">=</text:span><text:span text:style-name="_5f_OOoComputerLiteral">"Move"</text:span><text:span text:style-name="_5f_OOoComputerSpecial">,</text:span> <text:span text:style-name="_5f_OOoComputerIdent">grid</text:span><text:span text:style-name="_5f_OOoComputerSpecial">=[</text:span><text:span text:style-name="_5f_OOoComputerLiteral">1</text:span><text:span text:style-name="_5f_OOoComputerSpecial">,</text:span> <text:span text:style-name="_5f_OOoComputerLiteral">5</text:span><text:span text:style-name="_5f_OOoComputerSpecial">])</text:span></text:p>
      <text:p text:style-name="_5f_OOoComputerCode"><text:tab/><text:span text:style-name="_5f_OOoComputerIdent">stopButton</text:span> <text:span text:style-name="_5f_OOoComputerSpecial">=</text:span> <text:span text:style-name="_5f_OOoComputerIdent">PushButton</text:span><text:span text:style-name="_5f_OOoComputerSpecial">(</text:span><text:span text:style-name="_5f_OOoComputerIdent">app</text:span><text:span text:style-name="_5f_OOoComputerSpecial">,</text:span> <text:span text:style-name="_5f_OOoComputerIdent">stop</text:span><text:span text:style-name="_5f_OOoComputerSpecial">,</text:span> <text:span text:style-name="_5f_OOoComputerIdent">text</text:span><text:span text:style-name="_5f_OOoComputerSpecial">=</text:span><text:span text:style-name="_5f_OOoComputerLiteral">"Stop"</text:span><text:span text:style-name="_5f_OOoComputerSpecial">,</text:span> <text:span text:style-name="_5f_OOoComputerIdent">grid</text:span><text:span text:style-name="_5f_OOoComputerSpecial">=[</text:span><text:span text:style-name="_5f_OOoComputerLiteral">2</text:span><text:span text:style-name="_5f_OOoComputerSpecial">,</text:span> <text:span text:style-name="_5f_OOoComputerLiteral">5</text:span><text:span text:style-name="_5f_OOoComputerSpecial">])</text:span></text:p>
      <text:p text:style-name="P10">Before moving the rover, we need to be able to stop it in case it goes <text:span text:style-name="T24">too far or </text:span>the wrong way. Scroll down to the placeholder function definition “stop”. Add the following to the function:</text:p>
      <text:p text:style-name="_5f_OOoComputerCode"><text:tab/><text:span text:style-name="_5f_OOoComputerIdent">sendCommand</text:span><text:span text:style-name="_5f_OOoComputerSpecial">(</text:span><text:span text:style-name="_5f_OOoComputerLiteral">"Stop"</text:span><text:span text:style-name="_5f_OOoComputerSpecial">)</text:span></text:p>
      <text:p text:style-name="P10"><text:soft-page-break/>The “sendCommand” function uses the Bluetooth connection to send the request to the rover. </text:p>
      <text:p text:style-name="P10">Now we can try and get the rover moving. Find the placeholder function definition “move”. Add the following two lines of code:</text:p>
      <text:p text:style-name="P33"><text:s text:c="4"/><text:span text:style-name="_5f_OOoComputerKeyWord">print</text:span><text:span text:style-name="_5f_OOoComputerSpecial">(</text:span><text:span text:style-name="_5f_OOoComputerLiteral">"Move for "</text:span><text:span text:style-name="_5f_OOoComputerSpecial">,</text:span></text:p>
      <text:p text:style-name="P33"><text:s text:c="10"/><text:span text:style-name="_5f_OOoComputerIdent">duration</text:span><text:span text:style-name="_5f_OOoComputerSpecial">,</text:span></text:p>
      <text:p text:style-name="_5f_OOoComputerCode"><text:s text:c="7"/><text:span text:style-name="_5f_OOoComputerLiteral">"seconds at speed of {}% left and {}% right"</text:span><text:span text:style-name="_5f_OOoComputerSpecial">.</text:span><text:span text:style-name="_5f_OOoComputerIdent">format</text:span><text:span text:style-name="_5f_OOoComputerSpecial">(</text:span><text:span text:style-name="_5f_OOoComputerIdent">leftSpeed</text:span><text:span text:style-name="_5f_OOoComputerSpecial">,</text:span> <text:span text:style-name="_5f_OOoComputerIdent">rightSpeed</text:span><text:span text:style-name="_5f_OOoComputerSpecial">))</text:span></text:p>
      <text:p text:style-name="_5f_OOoComputerCode"><text:tab/><text:span text:style-name="_5f_OOoComputerIdent">sendCommand</text:span><text:span text:style-name="_5f_OOoComputerSpecial">(</text:span><text:span text:style-name="_5f_OOoComputerLiteral">"Move"</text:span><text:span text:style-name="_5f_OOoComputerSpecial">)</text:span></text:p>
      <text:p text:style-name="P10">That doesn’t tell the rover what <text:span text:style-name="T24">speed to set for </text:span>the left and right <text:span text:style-name="T24">wheel</text:span>s. The rover enquires <text:span text:style-name="T24">for these values </text:span>once it has received the “<text:span text:style-name="T24">M</text:span>ove” command. Find the “receiveResponse” function <text:span text:style-name="T24">definition </text:span>and <text:span text:style-name="T24">then </text:span>find the “if” <text:span text:style-name="T24">or “elif” </text:span>statements <text:span text:style-name="T24">that check </text:span>for “Wheel Speed Left?” and “Wheel Speed Right?” <text:span text:style-name="T24">questions from the rover</text:span>. Add if the following line of code for <text:span text:style-name="T24">when </text:span>the left wheel <text:span text:style-name="T24">speed is requested:</text:span></text:p>
      <text:p text:style-name="_5f_OOoComputerCode"><text:tab/><text:span text:style-name="_5f_OOoComputerIdent">sendInteger</text:span><text:span text:style-name="_5f_OOoComputerSpecial">(</text:span><text:span text:style-name="_5f_OOoComputerIdent">speedLeft</text:span><text:span text:style-name="_5f_OOoComputerSpecial">)</text:span></text:p>
      <text:p text:style-name="P10">Add in the same statement but for the right hand wheel. Underneath is the “elif” statement for “Duration?”. Again add in the appropriate call <text:span text:style-name="T24">to send the rover the duration for the move.</text:span></text:p>
      <text:p text:style-name="P10">If everything is correct, <text:span text:style-name="T24">you</text:span> should <text:span text:style-name="T24">now </text:span>be able to move the rover. Restart your code and connect to the rover you are using. Once the message “Listening for response from the rover” appears, leave the sliders at zero for the wheel speeds and click move. The console should show the exchange of commands, values and status messages. While the values are being exchanged the orange light on the rover will be lit, while it is carrying out the move the red light will flash. If all that happened and the last message on the console is “Listening for response from the rover”, adjust the sliders and see if you can get the rover to move. Increase the duration slider to 5, start the rover moving and as soon as it starts click the stop button. Make sure the rover stops immediately.</text:p>
      <text:p text:style-name="P10">Why do you think it would be a bad idea to set a long duration for the move command?</text:p>
      <text:p text:style-name="P10">What happens if you request another move while the rover is already moving?</text:p>
      <text:p text:style-name="SubTitle1">Adding Controls to the Controller</text:p>
      <text:p text:style-name="P10">When a connection is made, the button that was pressed to make that connection can be pressed again which confuses the rover. Pushbutton widgets can be disabled to stop multiple presses causing problems. You may notice that while the connection is being established all the buttons and sliders <text:span text:style-name="T25">do not respond to clicks</text:span>. We need to disable the connection buttons <text:span text:style-name="T25">when </text:span>the connection is <text:span text:style-name="T25">successfully </text:span>made <text:span text:style-name="T25">but</text:span> before the buttons become usable again. In the “connect” function definition, find the line of the code that states “connected = True” and put the following lines of code under it:</text:p>
      <text:p text:style-name="_5f_OOoComputerCode"><text:tab/><text:span text:style-name="_5f_OOoComputerIdent">rover1Button</text:span><text:span text:style-name="_5f_OOoComputerSpecial">.</text:span><text:span text:style-name="_5f_OOoComputerIdent">disable</text:span><text:span text:style-name="_5f_OOoComputerSpecial">()</text:span></text:p>
      <text:p text:style-name="_5f_OOoComputerCode"><text:tab/><text:span text:style-name="_5f_OOoComputerIdent">rover2Button</text:span><text:span text:style-name="_5f_OOoComputerSpecial">.</text:span><text:span text:style-name="_5f_OOoComputerIdent">disable</text:span><text:span text:style-name="_5f_OOoComputerSpecial">()</text:span></text:p>
      <text:p text:style-name="P10">Repeat th<text:span text:style-name="T25">ese</text:span> two lines in the “disconnect” function but to enable them after the “Bye” command <text:span text:style-name="T25">is sent</text:span>.</text:p>
      <text:p text:style-name="P10">Python requires widgets created in the “setup_gui” function to be declared as “global variables” so they can be changed in other functions. In the “setup_gui” function, change the line “global app” to:</text:p>
      <text:p text:style-name="_5f_OOoComputerCode"><text:tab/><text:span text:style-name="_5f_OOoComputerKeyWord">global</text:span> <text:span text:style-name="_5f_OOoComputerIdent">app</text:span><text:span text:style-name="_5f_OOoComputerSpecial">,</text:span> <text:span text:style-name="_5f_OOoComputerIdent">rover1Button</text:span><text:span text:style-name="_5f_OOoComputerSpecial">,</text:span> <text:span text:style-name="_5f_OOoComputerIdent">rover2Button</text:span></text:p>
      <text:p text:style-name="P10">Now restart your code and see if the buttons <text:span text:style-name="T25">are disabled </text:span>when the rover is connected and become usable again after disconnecting.</text:p>
      <text:p text:style-name="P10">Can you disable and enable the “Move” button so that it can’t make a<text:span text:style-name="T25">nother </text:span>request while the rover is moving?</text:p>
      <text:p text:style-name="P30"><text:span text:style-name="T10">Additional </text:span>Challenges</text:p>
      <text:p text:style-name="P26">A. Redesign the Controls</text:p>
      <text:p text:style-name="P10">The sliders and move button are simple but <text:span text:style-name="T25">a little </text:span>awkward to use. Can you come up with new widgets that make the rover direction more controllable? (Eg go left, go right, forward, backwards, spin right, spin left by making the two wheel speeds linked rather than separate.)</text:p>
      <text:p text:style-name="P14">For information on <text:span text:style-name="T25">the PushButton and other widgets look at</text:span>:</text:p>
      <text:p text:style-name="P14"><text:tab/><text:a xlink:type="simple" xlink:href="https://lawsie.github.io/guizero/pushbutton/" text:style-name="Internet_20_link" text:visited-style-name="Visited_20_Internet_20_Link">https://lawsie.github.io/guizero/pushbutton/</text:a> </text:p>
      <text:p text:style-name="P27">B. Show Status Indicators</text:p>
      <text:p text:style-name="P12">When a button is pressed on the rover this is communicated back to the controller. Can you add widgets to show what is happening? <text:span text:style-name="T25">This would inform the controller when the rover is disconnecting, stopped, being rebooted or shutdown.</text:span></text:p>
      <text:p text:style-name="P21">Status messages such as “Moving” can also be interpreted and presented to the user.</text:p>
      <text:p text:style-name="P28">C. Add Camera Controls</text:p>
      <text:p text:style-name="P11"><text:span text:style-name="T26">You can make the rover take photos and videos using the “Photo” and “Video” commands. The duration slider can be re-used to set the video length</text:span> <text:span text:style-name="T26">or you can add another one. It is probably best to take photos only when the rover is stopped to prevent blurring. Add disable and enable controls to make photos only available when the rover is not moving.</text:span></text:p>
      <text:p text:style-name="P15">Photos and videos can be viewed by shutting down the rover, plugging it into a screen, keyboard <text:s/>and mouse and looking inside the “Rover” folder on the desktop. The folder also contains a log of what the rover was doing in response to the controller.</text:p>
      <text:p text:style-name="SubTitle1">D. Draw a Map</text:p>
      <text:p text:style-name="P17">The rover has no guidance system of its own, but you could draw a map of where the rover is expected to have travelled if it has followed your commands correctly. Do not forget to include any emergency stops that affect the route taken by the rover. Can you convert these into sequence of “Move” commands that can be issued to the rover to bring it back to where it started? Do you think it would return precisely to its starting point? If not, why not?</text:p>
      <text:p text:style-name="P29">E. Study the Connection Code</text:p>
      <text:p text:style-name="P23">The code to make Bluetooth connections and send and receive data was pre-written for you. In the advanced exercises you will have to write the code yourself. Have a go at understanding what is happening and ask a volunteer if you need any help.</text:p>
      <text:p text:style-name="SubTitle1"><text:span text:style-name="T30">F. </text:span>Suggestions for Improvements</text:p>
      <text:p text:style-name="P17">Do you think the rover would benefit from additional commands? Ask one of the volunteers if you would like a command adding for you to program into <text:span text:style-name="T28">your</text:span> contro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swiss"/>
    <style:font-face style:name="Courier New2"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Bold"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paragraph-properties fo:text-align="start" style:justify-single-word="false"/>
    </style:style>
    <style:style style:name="Object_20_with_20_no_20_fill_20_and_20_no_20_line" style:display-name="Object with no fill and no line" style:family="paragraph" style:parent-style-name="Default" style:default-outline-level="">
      <style:paragraph-properties fo:text-align="start" style:justify-single-word="false"/>
    </style:style>
    <style:style style:name="Dimension_20_Line" style:display-name="Dimension Line" style:family="paragraph" style:parent-style-name="Default" style:default-outline-level="">
      <style:paragraph-properties fo:text-align="start" style:justify-single-word="false"/>
      <style:text-properties fo:font-size="12pt" style:font-size-asian="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itle1" style:family="paragraph" style:parent-style-name="Default" style:next-style-name="Instruction_20_Para" style:master-page-name="">
      <style:paragraph-properties fo:margin-left="0cm" fo:margin-right="0cm" fo:margin-top="0.4cm" fo:margin-bottom="0.199cm" loext:contextual-spacing="false" fo:text-indent="0cm" style:auto-text-indent="false" style:page-number="auto" fo:keep-with-next="always" style:writing-mode="lr-tb"/>
      <style:text-properties style:font-name="Arial1" fo:font-family="Arial" style:font-style-name="Regular" style:font-family-generic="swiss" style:font-pitch="variable" fo:font-size="14pt" fo:font-weight="bold" officeooo:rsid="008b89a4"/>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struction_20_Para" style:display-name="Instruction Para" style:family="paragraph" style:parent-style-name="Default">
      <style:paragraph-properties fo:margin-top="0.199cm" fo:margin-bottom="0.199cm" loext:contextual-spacing="false" style:writing-mode="lr-tb"/>
      <style:text-properties style:font-name="Arial1" fo:font-family="Arial" style:font-style-name="Regular" style:font-family-generic="swiss" style:font-pitch="variable" fo:font-size="11pt" officeooo:rsid="0023ca6d"/>
    </style:style>
    <style:style style:name="SubTitle2" style:family="paragraph" style:parent-style-name="SubTitle1" style:next-style-name="Instruction_20_Para" style:master-page-name="">
      <style:paragraph-properties style:page-number="auto"/>
      <style:text-properties fo:font-size="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70e1b2"/>
    </style:style>
    <style:style style:name="MT1" style:family="text">
      <style:text-properties style:font-name="Arial2" fo:font-size="6pt" officeooo:rsid="0070e1b2" style:font-size-asian="6pt" style:font-size-complex="6pt"/>
    </style:style>
    <style:style style:name="MT2" style:family="text">
      <style:text-properties style:font-name="Arial2" fo:font-size="6pt" officeooo:rsid="000c6a82" style:font-size-asian="6pt" style:font-size-complex="6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span text:style-name="MT1"><text:title>Python Intermediate STS PI Controller</text:title></text:span><text:tab/><text:page-number text:select-page="current">2</text:page-number><text:tab/><text:span text:style-name="MT2"><text:modification-date style:data-style-name="N36">10/01/2020</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8T17:54:25.167000000</meta:creation-date>
    <dc:date>2020-01-10T21:40:41.540009172</dc:date>
    <meta:editing-duration>PT11H30M43S</meta:editing-duration>
    <meta:editing-cycles>46</meta:editing-cycles>
    <meta:generator>LibreOffice/6.0.7.3$Linux_X86_64 LibreOffice_project/00m0$Build-3</meta:generator>
    <dc:title>Python Intermediate STS PI Controller</dc:title>
    <meta:document-statistic meta:table-count="0" meta:image-count="0" meta:object-count="0" meta:page-count="5" meta:paragraph-count="106" meta:word-count="2370" meta:character-count="14052" meta:non-whitespace-character-count="11600"/>
  </office:meta>
</office:document-meta>
</file>